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33.0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07.8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24.9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213.8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رفع</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5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5pt" draw:z-index="4" draw:style-name="gr3" draw:text-style-name="P3" svg:width="39.74pt" svg:height="15.05pt" svg:x="22.08pt" svg:y="15.8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7pt" draw:z-index="5" draw:style-name="gr3" draw:text-style-name="P3" svg:width="39.49pt" svg:height="15.05pt" svg:x="64.26pt" svg:y="13.0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5">00/00/0000</text:date>, <text:time style:data-style-name="N2" text:time-value="18:05:43.5023249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05T18:06:04.225839016</dc:date>
    <meta:editing-duration>P61DT23H35M12S</meta:editing-duration>
    <meta:editing-cycles>2722</meta:editing-cycles>
    <meta:generator>LibreOffice/6.0.7.3$Linux_X86_64 LibreOffice_project/00m0$Build-3</meta:generator>
    <meta:document-statistic meta:table-count="2" meta:cell-count="48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